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8808" calcext:value-type="float">
            <text:p>122.2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624" calcext:value-type="float">
            <text:p>122.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5488" calcext:value-type="float">
            <text:p>122.3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2168" calcext:value-type="float">
            <text:p>122.5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4904" calcext:value-type="float">
            <text:p>122.2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4424" calcext:value-type="float">
            <text:p>122.2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2232" calcext:value-type="float">
            <text:p>122.2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8328" calcext:value-type="float">
            <text:p>122.2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004" calcext:value-type="float">
            <text:p>122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2232" calcext:value-type="float">
            <text:p>122.2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0896" calcext:value-type="float">
            <text:p>122.2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1856" calcext:value-type="float">
            <text:p>122.2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7952" calcext:value-type="float">
            <text:p>122.2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7096" calcext:value-type="float">
            <text:p>122.3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7096" calcext:value-type="float">
            <text:p>122.3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1208" calcext:value-type="float">
            <text:p>122.4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5048" calcext:value-type="float">
            <text:p>122.6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4672" calcext:value-type="float">
            <text:p>122.7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964" calcext:value-type="float">
            <text:p>122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3168" calcext:value-type="float">
            <text:p>122.8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0976" calcext:value-type="float">
            <text:p>122.8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4024" calcext:value-type="float">
            <text:p>122.8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0496" calcext:value-type="float">
            <text:p>122.8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6592" calcext:value-type="float">
            <text:p>122.8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916" calcext:value-type="float">
            <text:p>122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6696" calcext:value-type="float">
            <text:p>122.9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6216" calcext:value-type="float">
            <text:p>122.8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5424" calcext:value-type="float">
            <text:p>122.6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7408" calcext:value-type="float">
            <text:p>122.5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8264" calcext:value-type="float">
            <text:p>122.5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3232" calcext:value-type="float">
            <text:p>122.6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676" calcext:value-type="float">
            <text:p>122.6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3128" calcext:value-type="float">
            <text:p>122.5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4256" calcext:value-type="float">
            <text:p>122.4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912" calcext:value-type="float">
            <text:p>122.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9768" calcext:value-type="float">
            <text:p>122.3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292" calcext:value-type="float">
            <text:p>122.4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3608" calcext:value-type="float">
            <text:p>122.5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056" calcext:value-type="float">
            <text:p>122.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2168" calcext:value-type="float">
            <text:p>122.5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592" calcext:value-type="float">
            <text:p>122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9872" calcext:value-type="float">
            <text:p>122.4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9224" calcext:value-type="float">
            <text:p>122.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5424" calcext:value-type="float">
            <text:p>122.6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0288" calcext:value-type="float">
            <text:p>122.7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964" calcext:value-type="float">
            <text:p>122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3856" calcext:value-type="float">
            <text:p>123.0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872" calcext:value-type="float">
            <text:p>123.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8136" calcext:value-type="float">
            <text:p>123.0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9952" calcext:value-type="float">
            <text:p>123.0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9096" calcext:value-type="float">
            <text:p>123.0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2144" calcext:value-type="float">
            <text:p>123.0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0912" calcext:value-type="float">
            <text:p>123.1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95816" calcext:value-type="float">
            <text:p>123.4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068" calcext:value-type="float">
            <text:p>123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164" calcext:value-type="float">
            <text:p>123.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3832" calcext:value-type="float">
            <text:p>123.6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3728" calcext:value-type="float">
            <text:p>123.5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02" calcext:value-type="float">
            <text:p>123.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4104" calcext:value-type="float">
            <text:p>123.5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7736" calcext:value-type="float">
            <text:p>123.6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9344" calcext:value-type="float">
            <text:p>123.5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2392" calcext:value-type="float">
            <text:p>123.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0576" calcext:value-type="float">
            <text:p>123.4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5648" calcext:value-type="float">
            <text:p>123.6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8592" calcext:value-type="float">
            <text:p>123.6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2496" calcext:value-type="float">
            <text:p>123.6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7152" calcext:value-type="float">
            <text:p>123.5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4584" calcext:value-type="float">
            <text:p>123.5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02" calcext:value-type="float">
            <text:p>123.5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1056" calcext:value-type="float">
            <text:p>123.5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4208" calcext:value-type="float">
            <text:p>123.5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0784" calcext:value-type="float">
            <text:p>123.6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6024" calcext:value-type="float">
            <text:p>123.6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1264" calcext:value-type="float">
            <text:p>123.6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3832" calcext:value-type="float">
            <text:p>123.6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164" calcext:value-type="float">
            <text:p>123.6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26" calcext:value-type="float">
            <text:p>123.6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8424" calcext:value-type="float">
            <text:p>123.7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28048" calcext:value-type="float">
            <text:p>123.8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6336" calcext:value-type="float">
            <text:p>123.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2912" calcext:value-type="float">
            <text:p>123.8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548" calcext:value-type="float">
            <text:p>123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9384" calcext:value-type="float">
            <text:p>123.8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7296" calcext:value-type="float">
            <text:p>123.9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9696" calcext:value-type="float">
            <text:p>124.0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6272" calcext:value-type="float">
            <text:p>124.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9216" calcext:value-type="float">
            <text:p>124.0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5688" calcext:value-type="float">
            <text:p>123.9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2744" calcext:value-type="float">
            <text:p>124.0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1784" calcext:value-type="float">
            <text:p>124.0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408" calcext:value-type="float">
            <text:p>124.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2744" calcext:value-type="float">
            <text:p>124.0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2744" calcext:value-type="float">
            <text:p>124.0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0176" calcext:value-type="float">
            <text:p>124.0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124" calcext:value-type="float">
            <text:p>124.2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7232" calcext:value-type="float">
            <text:p>124.1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1992" calcext:value-type="float">
            <text:p>124.1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2576" calcext:value-type="float">
            <text:p>124.2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3432" calcext:value-type="float">
            <text:p>124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648" calcext:value-type="float">
            <text:p>124.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7064" calcext:value-type="float">
            <text:p>124.3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8192" calcext:value-type="float">
            <text:p>124.2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5728" calcext:value-type="float">
            <text:p>124.3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3264" calcext:value-type="float">
            <text:p>124.4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8128" calcext:value-type="float">
            <text:p>124.4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7272" calcext:value-type="float">
            <text:p>124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7272" calcext:value-type="float">
            <text:p>124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508" calcext:value-type="float">
            <text:p>124.4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7272" calcext:value-type="float">
            <text:p>124.4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2512" calcext:value-type="float">
            <text:p>124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8608" calcext:value-type="float">
            <text:p>124.4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6416" calcext:value-type="float">
            <text:p>124.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1176" calcext:value-type="float">
            <text:p>124.4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604" calcext:value-type="float">
            <text:p>124.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6416" calcext:value-type="float">
            <text:p>124.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2136" calcext:value-type="float">
            <text:p>124.5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0152" calcext:value-type="float">
            <text:p>124.6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6728" calcext:value-type="float">
            <text:p>124.6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9296" calcext:value-type="float">
            <text:p>124.6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7104" calcext:value-type="float">
            <text:p>124.6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212" calcext:value-type="float">
            <text:p>127.4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2392" calcext:value-type="float">
            <text:p>127.3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116" calcext:value-type="float">
            <text:p>127.3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02" calcext:value-type="float">
            <text:p>127.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5336" calcext:value-type="float">
            <text:p>127.2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5712" calcext:value-type="float">
            <text:p>127.2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8384" calcext:value-type="float">
            <text:p>127.2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3248" calcext:value-type="float">
            <text:p>127.3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1808" calcext:value-type="float">
            <text:p>127.2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9072" calcext:value-type="float">
            <text:p>127.4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2976" calcext:value-type="float">
            <text:p>127.4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7736" calcext:value-type="float">
            <text:p>127.4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0872" calcext:value-type="float">
            <text:p>134.2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52792" calcext:value-type="float">
            <text:p>134.3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5568" calcext:value-type="float">
            <text:p>134.4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7864" calcext:value-type="float">
            <text:p>134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6256" calcext:value-type="float">
            <text:p>134.6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9304" calcext:value-type="float">
            <text:p>134.6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2352" calcext:value-type="float">
            <text:p>134.6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7592" calcext:value-type="float">
            <text:p>134.6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2832" calcext:value-type="float">
            <text:p>134.6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4544" calcext:value-type="float">
            <text:p>134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2352" calcext:value-type="float">
            <text:p>134.6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4376" calcext:value-type="float">
            <text:p>134.8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9888" calcext:value-type="float">
            <text:p>134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4168" calcext:value-type="float">
            <text:p>134.6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4272" calcext:value-type="float">
            <text:p>134.7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0744" calcext:value-type="float">
            <text:p>134.7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9784" calcext:value-type="float">
            <text:p>134.6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8448" calcext:value-type="float">
            <text:p>134.6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1704" calcext:value-type="float">
            <text:p>134.7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828" calcext:value-type="float">
            <text:p>134.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5984" calcext:value-type="float">
            <text:p>134.7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2936" calcext:value-type="float">
            <text:p>134.7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9304" calcext:value-type="float">
            <text:p>134.6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92" calcext:value-type="float">
            <text:p>134.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1016" calcext:value-type="float">
            <text:p>134.6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112" calcext:value-type="float">
            <text:p>134.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3688" calcext:value-type="float">
            <text:p>134.6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7112" calcext:value-type="float">
            <text:p>134.6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3688" calcext:value-type="float">
            <text:p>134.6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112" calcext:value-type="float">
            <text:p>134.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9888" calcext:value-type="float">
            <text:p>134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5984" calcext:value-type="float">
            <text:p>134.7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2184" calcext:value-type="float">
            <text:p>134.8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6088" calcext:value-type="float">
            <text:p>134.8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9888" calcext:value-type="float">
            <text:p>134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7048" calcext:value-type="float">
            <text:p>134.8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2664" calcext:value-type="float">
            <text:p>134.8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7112" calcext:value-type="float">
            <text:p>134.6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492" calcext:value-type="float">
            <text:p>134.6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7216" calcext:value-type="float">
            <text:p>134.6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7424" calcext:value-type="float">
            <text:p>134.8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1808" calcext:value-type="float">
            <text:p>134.8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0368" calcext:value-type="float">
            <text:p>134.7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0264" calcext:value-type="float">
            <text:p>134.7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8176" calcext:value-type="float">
            <text:p>134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3896" calcext:value-type="float">
            <text:p>134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1704" calcext:value-type="float">
            <text:p>134.7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2936" calcext:value-type="float">
            <text:p>134.7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1016" calcext:value-type="float">
            <text:p>134.6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3312" calcext:value-type="float">
            <text:p>134.7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0264" calcext:value-type="float">
            <text:p>134.7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9408" calcext:value-type="float">
            <text:p>134.7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9512" calcext:value-type="float">
            <text:p>134.7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9512" calcext:value-type="float">
            <text:p>134.7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2936" calcext:value-type="float">
            <text:p>134.7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0264" calcext:value-type="float">
            <text:p>134.7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1224" calcext:value-type="float">
            <text:p>134.7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8656" calcext:value-type="float">
            <text:p>134.7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6088" calcext:value-type="float">
            <text:p>134.8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6464" calcext:value-type="float">
            <text:p>134.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8008" calcext:value-type="float">
            <text:p>134.9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8008" calcext:value-type="float">
            <text:p>134.9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1056" calcext:value-type="float">
            <text:p>134.9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1808" calcext:value-type="float">
            <text:p>134.8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5984" calcext:value-type="float">
            <text:p>134.7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972" calcext:value-type="float">
            <text:p>134.9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1808" calcext:value-type="float">
            <text:p>134.8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8656" calcext:value-type="float">
            <text:p>134.7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3896" calcext:value-type="float">
            <text:p>134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6944" calcext:value-type="float">
            <text:p>134.8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4376" calcext:value-type="float">
            <text:p>134.8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972" calcext:value-type="float">
            <text:p>134.9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2768" calcext:value-type="float">
            <text:p>134.9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8384" calcext:value-type="float">
            <text:p>134.8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5336" calcext:value-type="float">
            <text:p>134.8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2288" calcext:value-type="float">
            <text:p>134.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2288" calcext:value-type="float">
            <text:p>134.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1808" calcext:value-type="float">
            <text:p>134.8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8552" calcext:value-type="float">
            <text:p>134.7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7696" calcext:value-type="float">
            <text:p>134.7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5776" calcext:value-type="float">
            <text:p>134.6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348" calcext:value-type="float">
            <text:p>134.5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4712" calcext:value-type="float">
            <text:p>134.4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768" calcext:value-type="float">
            <text:p>134.5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54" calcext:value-type="float">
            <text:p>134.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6256" calcext:value-type="float">
            <text:p>134.6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7216" calcext:value-type="float">
            <text:p>134.6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3312" calcext:value-type="float">
            <text:p>134.7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6088" calcext:value-type="float">
            <text:p>134.8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3144" calcext:value-type="float">
            <text:p>134.8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7632" calcext:value-type="float">
            <text:p>134.9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8216" calcext:value-type="float">
            <text:p>135.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0784" calcext:value-type="float">
            <text:p>135.0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2496" calcext:value-type="float">
            <text:p>135.0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0784" calcext:value-type="float">
            <text:p>135.0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4688" calcext:value-type="float">
            <text:p>135.0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0888" calcext:value-type="float">
            <text:p>135.1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3936" calcext:value-type="float">
            <text:p>135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5648" calcext:value-type="float">
            <text:p>135.1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7568" calcext:value-type="float">
            <text:p>135.2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2704" calcext:value-type="float">
            <text:p>135.1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452" calcext:value-type="float">
            <text:p>135.2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7944" calcext:value-type="float">
            <text:p>135.1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0032" calcext:value-type="float">
            <text:p>135.1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3936" calcext:value-type="float">
            <text:p>135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26" calcext:value-type="float">
            <text:p>135.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6128" calcext:value-type="float">
            <text:p>135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4792" calcext:value-type="float">
            <text:p>135.1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1536" calcext:value-type="float">
            <text:p>134.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8968" calcext:value-type="float">
            <text:p>134.9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1744" calcext:value-type="float">
            <text:p>135.1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164" calcext:value-type="float">
            <text:p>135.0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7088" calcext:value-type="float">
            <text:p>135.1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6128" calcext:value-type="float">
            <text:p>135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4144" calcext:value-type="float">
            <text:p>135.2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3288" calcext:value-type="float">
            <text:p>135.2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452" calcext:value-type="float">
            <text:p>135.2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0992" calcext:value-type="float">
            <text:p>135.1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7192" calcext:value-type="float">
            <text:p>135.2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9864" calcext:value-type="float">
            <text:p>135.3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2912" calcext:value-type="float">
            <text:p>135.3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7672" calcext:value-type="float">
            <text:p>135.2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596" calcext:value-type="float">
            <text:p>135.3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1576" calcext:value-type="float">
            <text:p>135.2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5104" calcext:value-type="float">
            <text:p>135.3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3016" calcext:value-type="float">
            <text:p>135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4728" calcext:value-type="float">
            <text:p>135.3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9008" calcext:value-type="float">
            <text:p>135.3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6712" calcext:value-type="float">
            <text:p>135.2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8904" calcext:value-type="float">
            <text:p>135.2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2056" calcext:value-type="float">
            <text:p>135.3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9488" calcext:value-type="float">
            <text:p>135.3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7776" calcext:value-type="float">
            <text:p>135.3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4728" calcext:value-type="float">
            <text:p>135.3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6816" calcext:value-type="float">
            <text:p>135.3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3768" calcext:value-type="float">
            <text:p>135.3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5104" calcext:value-type="float">
            <text:p>135.3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9864" calcext:value-type="float">
            <text:p>135.3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5856" calcext:value-type="float">
            <text:p>135.2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5856" calcext:value-type="float">
            <text:p>135.2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6336" calcext:value-type="float">
            <text:p>135.2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2432" calcext:value-type="float">
            <text:p>135.2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9864" calcext:value-type="float">
            <text:p>135.3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9384" calcext:value-type="float">
            <text:p>135.2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8048" calcext:value-type="float">
            <text:p>135.2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1096" calcext:value-type="float">
            <text:p>135.2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5" calcext:value-type="float">
            <text:p>135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6712" calcext:value-type="float">
            <text:p>135.2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7568" calcext:value-type="float">
            <text:p>135.2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5376" calcext:value-type="float">
            <text:p>135.2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57464" calcext:value-type="float">
            <text:p>135.1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356" calcext:value-type="float">
            <text:p>135.1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5752" calcext:value-type="float">
            <text:p>135.1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5648" calcext:value-type="float">
            <text:p>135.1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2224" calcext:value-type="float">
            <text:p>135.1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88" calcext:value-type="float">
            <text:p>135.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9552" calcext:value-type="float">
            <text:p>135.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8696" calcext:value-type="float">
            <text:p>135.1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212" calcext:value-type="float">
            <text:p>135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4312" calcext:value-type="float">
            <text:p>135.0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1264" calcext:value-type="float">
            <text:p>135.0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5168" calcext:value-type="float">
            <text:p>135.0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0888" calcext:value-type="float">
            <text:p>135.1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3456" calcext:value-type="float">
            <text:p>135.0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212" calcext:value-type="float">
            <text:p>135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6024" calcext:value-type="float">
            <text:p>135.0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6984" calcext:value-type="float">
            <text:p>135.1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8696" calcext:value-type="float">
            <text:p>135.1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2976" calcext:value-type="float">
            <text:p>135.0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8216" calcext:value-type="float">
            <text:p>135.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212" calcext:value-type="float">
            <text:p>135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9072" calcext:value-type="float">
            <text:p>135.0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3832" calcext:value-type="float">
            <text:p>135.0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4688" calcext:value-type="float">
            <text:p>135.0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3352" calcext:value-type="float">
            <text:p>135.0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02016" calcext:value-type="float">
            <text:p>135.0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6776" calcext:value-type="float">
            <text:p>134.9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7632" calcext:value-type="float">
            <text:p>134.9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2392" calcext:value-type="float">
            <text:p>134.9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02" calcext:value-type="float">
            <text:p>134.9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7528" calcext:value-type="float">
            <text:p>134.9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924" calcext:value-type="float">
            <text:p>134.8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2288" calcext:value-type="float">
            <text:p>134.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6192" calcext:value-type="float">
            <text:p>134.8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7048" calcext:value-type="float">
            <text:p>134.8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5712" calcext:value-type="float">
            <text:p>134.8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1224" calcext:value-type="float">
            <text:p>134.7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684" calcext:value-type="float">
            <text:p>134.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0264" calcext:value-type="float">
            <text:p>134.7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8928" calcext:value-type="float">
            <text:p>134.6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4544" calcext:value-type="float">
            <text:p>134.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4064" calcext:value-type="float">
            <text:p>134.6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02728" calcext:value-type="float">
            <text:p>134.6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3104" calcext:value-type="float">
            <text:p>134.5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0056" calcext:value-type="float">
            <text:p>134.5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29576" calcext:value-type="float">
            <text:p>134.5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1184" calcext:value-type="float">
            <text:p>134.4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9848" calcext:value-type="float">
            <text:p>134.4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1456" calcext:value-type="float">
            <text:p>134.3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1832" calcext:value-type="float">
            <text:p>134.2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7928" calcext:value-type="float">
            <text:p>134.2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0496" calcext:value-type="float">
            <text:p>134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9224" calcext:value-type="float">
            <text:p>133.9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3984" calcext:value-type="float">
            <text:p>133.9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6928" calcext:value-type="float">
            <text:p>133.9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436" calcext:value-type="float">
            <text:p>133.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5592" calcext:value-type="float">
            <text:p>133.8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1688" calcext:value-type="float">
            <text:p>133.9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0248" calcext:value-type="float">
            <text:p>133.8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9392" calcext:value-type="float">
            <text:p>133.8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0248" calcext:value-type="float">
            <text:p>133.8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1856" calcext:value-type="float">
            <text:p>133.7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8056" calcext:value-type="float">
            <text:p>133.7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2608" calcext:value-type="float">
            <text:p>133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5928" calcext:value-type="float">
            <text:p>133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0792" calcext:value-type="float">
            <text:p>133.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1752" calcext:value-type="float">
            <text:p>133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9936" calcext:value-type="float">
            <text:p>133.5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4216" calcext:value-type="float">
            <text:p>133.5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5824" calcext:value-type="float">
            <text:p>133.4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0104" calcext:value-type="float">
            <text:p>133.4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2296" calcext:value-type="float">
            <text:p>133.4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0272" calcext:value-type="float">
            <text:p>133.2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1608" calcext:value-type="float">
            <text:p>133.2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1608" calcext:value-type="float">
            <text:p>133.2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1128" calcext:value-type="float">
            <text:p>133.2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2088" calcext:value-type="float">
            <text:p>133.2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1712" calcext:value-type="float">
            <text:p>133.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5032" calcext:value-type="float">
            <text:p>133.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8664" calcext:value-type="float">
            <text:p>133.3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38" calcext:value-type="float">
            <text:p>133.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524" calcext:value-type="float">
            <text:p>133.3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428" calcext:value-type="float">
            <text:p>133.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7056" calcext:value-type="float">
            <text:p>133.4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8664" calcext:value-type="float">
            <text:p>133.3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1712" calcext:value-type="float">
            <text:p>133.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8392" calcext:value-type="float">
            <text:p>133.4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0208" calcext:value-type="float">
            <text:p>133.4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62" calcext:value-type="float">
            <text:p>133.4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9624" calcext:value-type="float">
            <text:p>133.3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4384" calcext:value-type="float">
            <text:p>133.3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62" calcext:value-type="float">
            <text:p>133.4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0208" calcext:value-type="float">
            <text:p>133.4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7912" calcext:value-type="float">
            <text:p>133.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8392" calcext:value-type="float">
            <text:p>133.4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0584" calcext:value-type="float">
            <text:p>133.4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1648" calcext:value-type="float">
            <text:p>133.5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5928" calcext:value-type="float">
            <text:p>133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62" calcext:value-type="float">
            <text:p>133.4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7848" calcext:value-type="float">
            <text:p>133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5072" calcext:value-type="float">
            <text:p>133.5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2984" calcext:value-type="float">
            <text:p>133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2608" calcext:value-type="float">
            <text:p>133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1752" calcext:value-type="float">
            <text:p>133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2128" calcext:value-type="float">
            <text:p>133.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4904" calcext:value-type="float">
            <text:p>133.7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9288" calcext:value-type="float">
            <text:p>133.7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8912" calcext:value-type="float">
            <text:p>133.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3776" calcext:value-type="float">
            <text:p>133.8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4152" calcext:value-type="float">
            <text:p>133.8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9184" calcext:value-type="float">
            <text:p>133.6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7304" calcext:value-type="float">
            <text:p>133.8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0728" calcext:value-type="float">
            <text:p>133.8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5488" calcext:value-type="float">
            <text:p>133.8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4528" calcext:value-type="float">
            <text:p>133.7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9768" calcext:value-type="float">
            <text:p>133.7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2752" calcext:value-type="float">
            <text:p>134.0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3608" calcext:value-type="float">
            <text:p>134.0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3984" calcext:value-type="float">
            <text:p>133.9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9328" calcext:value-type="float">
            <text:p>134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9328" calcext:value-type="float">
            <text:p>134.0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056" calcext:value-type="float">
            <text:p>134.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8368" calcext:value-type="float">
            <text:p>134.0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1416" calcext:value-type="float">
            <text:p>134.0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4296" calcext:value-type="float">
            <text:p>134.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724" calcext:value-type="float">
            <text:p>134.1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4296" calcext:value-type="float">
            <text:p>134.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6488" calcext:value-type="float">
            <text:p>134.2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9536" calcext:value-type="float">
            <text:p>134.2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0936" calcext:value-type="float">
            <text:p>133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6656" calcext:value-type="float">
            <text:p>134.0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7408" calcext:value-type="float">
            <text:p>133.9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436" calcext:value-type="float">
            <text:p>133.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0456" calcext:value-type="float">
            <text:p>133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3232" calcext:value-type="float">
            <text:p>134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8848" calcext:value-type="float">
            <text:p>134.0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8744" calcext:value-type="float">
            <text:p>133.9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8744" calcext:value-type="float">
            <text:p>133.9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1388" calcext:value-type="float">
            <text:p>133.9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3608" calcext:value-type="float">
            <text:p>134.0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1416" calcext:value-type="float">
            <text:p>134.0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2648" calcext:value-type="float">
            <text:p>133.9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6072" calcext:value-type="float">
            <text:p>133.9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2168" calcext:value-type="float">
            <text:p>133.9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0456" calcext:value-type="float">
            <text:p>133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5216" calcext:value-type="float">
            <text:p>133.9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2544" calcext:value-type="float">
            <text:p>133.8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8912" calcext:value-type="float">
            <text:p>133.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4048" calcext:value-type="float">
            <text:p>133.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244" calcext:value-type="float">
            <text:p>133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2336" calcext:value-type="float">
            <text:p>133.7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8432" calcext:value-type="float">
            <text:p>133.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4528" calcext:value-type="float">
            <text:p>133.7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8224" calcext:value-type="float">
            <text:p>133.6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2984" calcext:value-type="float">
            <text:p>133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5552" calcext:value-type="float">
            <text:p>133.5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7744" calcext:value-type="float">
            <text:p>133.5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8976" calcext:value-type="float">
            <text:p>133.5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2024" calcext:value-type="float">
            <text:p>133.5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3152" calcext:value-type="float">
            <text:p>133.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3152" calcext:value-type="float">
            <text:p>133.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62" calcext:value-type="float">
            <text:p>133.4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0584" calcext:value-type="float">
            <text:p>133.4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7056" calcext:value-type="float">
            <text:p>133.4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3528" calcext:value-type="float">
            <text:p>133.3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476" calcext:value-type="float">
            <text:p>133.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1712" calcext:value-type="float">
            <text:p>133.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1608" calcext:value-type="float">
            <text:p>133.2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2464" calcext:value-type="float">
            <text:p>133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38" calcext:value-type="float">
            <text:p>133.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3696" calcext:value-type="float">
            <text:p>133.2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7392" calcext:value-type="float">
            <text:p>133.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2152" calcext:value-type="float">
            <text:p>133.0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2904" calcext:value-type="float">
            <text:p>132.9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1944" calcext:value-type="float">
            <text:p>132.9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0128" calcext:value-type="float">
            <text:p>132.8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9064" calcext:value-type="float">
            <text:p>132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9064" calcext:value-type="float">
            <text:p>132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4576" calcext:value-type="float">
            <text:p>132.6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9064" calcext:value-type="float">
            <text:p>132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992" calcext:value-type="float">
            <text:p>132.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6496" calcext:value-type="float">
            <text:p>132.7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6872" calcext:value-type="float">
            <text:p>132.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0024" calcext:value-type="float">
            <text:p>132.7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8688" calcext:value-type="float">
            <text:p>132.7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3656" calcext:value-type="float">
            <text:p>132.8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1568" calcext:value-type="float">
            <text:p>132.9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5848" calcext:value-type="float">
            <text:p>132.8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4408" calcext:value-type="float">
            <text:p>132.8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2904" calcext:value-type="float">
            <text:p>132.9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2696" calcext:value-type="float">
            <text:p>132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0296" calcext:value-type="float">
            <text:p>132.6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0568" calcext:value-type="float">
            <text:p>132.5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6768" calcext:value-type="float">
            <text:p>132.6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9168" calcext:value-type="float">
            <text:p>132.7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708" calcext:value-type="float">
            <text:p>132.8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4888" calcext:value-type="float">
            <text:p>132.8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5576" calcext:value-type="float">
            <text:p>133.0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0544" calcext:value-type="float">
            <text:p>133.1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6056" calcext:value-type="float">
            <text:p>133.0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9208" calcext:value-type="float">
            <text:p>133.1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188" calcext:value-type="float">
            <text:p>133.1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044" calcext:value-type="float">
            <text:p>133.0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7768" calcext:value-type="float">
            <text:p>133.0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1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4928" calcext:value-type="float">
            <text:p>133.1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0648" calcext:value-type="float">
            <text:p>133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9312" calcext:value-type="float">
            <text:p>133.1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5032" calcext:value-type="float">
            <text:p>133.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2256" calcext:value-type="float">
            <text:p>133.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8456" calcext:value-type="float">
            <text:p>133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1504" calcext:value-type="float">
            <text:p>133.1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664" calcext:value-type="float">
            <text:p>133.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428" calcext:value-type="float">
            <text:p>133.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0024" calcext:value-type="float">
            <text:p>132.7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6392" calcext:value-type="float">
            <text:p>132.6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21528" calcext:value-type="float">
            <text:p>132.6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3992" calcext:value-type="float">
            <text:p>132.5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4328" calcext:value-type="float">
            <text:p>132.1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9464" calcext:value-type="float">
            <text:p>132.1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2992" calcext:value-type="float">
            <text:p>132.1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7272" calcext:value-type="float">
            <text:p>132.0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5184" calcext:value-type="float">
            <text:p>132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6896" calcext:value-type="float">
            <text:p>132.1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5664" calcext:value-type="float">
            <text:p>132.1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9672" calcext:value-type="float">
            <text:p>132.2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3136" calcext:value-type="float">
            <text:p>132.5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8584" calcext:value-type="float">
            <text:p>132.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0024" calcext:value-type="float">
            <text:p>132.7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5744" calcext:value-type="float">
            <text:p>132.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5472" calcext:value-type="float">
            <text:p>132.9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8248" calcext:value-type="float">
            <text:p>133.0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2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7056" calcext:value-type="float">
            <text:p>133.4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7912" calcext:value-type="float">
            <text:p>133.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6472" calcext:value-type="float">
            <text:p>133.3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7912" calcext:value-type="float">
            <text:p>133.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7912" calcext:value-type="float">
            <text:p>133.4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1752" calcext:value-type="float">
            <text:p>133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2024" calcext:value-type="float">
            <text:p>133.5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3528" calcext:value-type="float">
            <text:p>133.3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5912" calcext:value-type="float">
            <text:p>132.6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4472" calcext:value-type="float">
            <text:p>132.5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3304" calcext:value-type="float">
            <text:p>132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3472" calcext:value-type="float">
            <text:p>132.1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8024" calcext:value-type="float">
            <text:p>132.0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3912" calcext:value-type="float">
            <text:p>131.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936" calcext:value-type="float">
            <text:p>132.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6416" calcext:value-type="float">
            <text:p>132.1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8024" calcext:value-type="float">
            <text:p>132.0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9024" calcext:value-type="float">
            <text:p>132.3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6248" calcext:value-type="float">
            <text:p>132.2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18" calcext:value-type="float">
            <text:p>132.5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7688" calcext:value-type="float">
            <text:p>132.3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7416" calcext:value-type="float">
            <text:p>132.4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0024" calcext:value-type="float">
            <text:p>132.7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5472" calcext:value-type="float">
            <text:p>132.9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0024" calcext:value-type="float">
            <text:p>132.7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5472" calcext:value-type="float">
            <text:p>132.9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1192" calcext:value-type="float">
            <text:p>132.9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5136" calcext:value-type="float">
            <text:p>133.2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3528" calcext:value-type="float">
            <text:p>133.3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764" calcext:value-type="float">
            <text:p>133.5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6304" calcext:value-type="float">
            <text:p>133.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0584" calcext:value-type="float">
            <text:p>133.4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0856" calcext:value-type="float">
            <text:p>133.3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1192" calcext:value-type="float">
            <text:p>132.9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5744" calcext:value-type="float">
            <text:p>132.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1968" calcext:value-type="float">
            <text:p>132.3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2912" calcext:value-type="float">
            <text:p>131.5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0408" calcext:value-type="float">
            <text:p>131.2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8632" calcext:value-type="float">
            <text:p>131.5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5688" calcext:value-type="float">
            <text:p>131.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1136" calcext:value-type="float">
            <text:p>131.7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7024" calcext:value-type="float">
            <text:p>131.6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2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4248" calcext:value-type="float">
            <text:p>131.5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836" calcext:value-type="float">
            <text:p>131.6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8192" calcext:value-type="float">
            <text:p>131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3912" calcext:value-type="float">
            <text:p>131.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5248" calcext:value-type="float">
            <text:p>131.9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1-0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8232" calcext:value-type="float">
            <text:p>132.1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2616" calcext:value-type="float">
            <text:p>132.1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9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7064" calcext:value-type="float">
            <text:p>131.9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7064" calcext:value-type="float">
            <text:p>131.9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8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8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8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5728" calcext:value-type="float">
            <text:p>131.9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7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7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1784" calcext:value-type="float">
            <text:p>131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6064" calcext:value-type="float">
            <text:p>131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6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6336" calcext:value-type="float">
            <text:p>131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5168" calcext:value-type="float">
            <text:p>131.2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9448" calcext:value-type="float">
            <text:p>131.2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5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0784" calcext:value-type="float">
            <text:p>131.2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9448" calcext:value-type="float">
            <text:p>131.2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3728" calcext:value-type="float">
            <text:p>131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5168" calcext:value-type="float">
            <text:p>131.2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0784" calcext:value-type="float">
            <text:p>131.2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8008" calcext:value-type="float">
            <text:p>131.1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2392" calcext:value-type="float">
            <text:p>131.1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4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8008" calcext:value-type="float">
            <text:p>131.1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3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6336" calcext:value-type="float">
            <text:p>131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0616" calcext:value-type="float">
            <text:p>131.4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2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3392" calcext:value-type="float">
            <text:p>131.5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0448" calcext:value-type="float">
            <text:p>131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7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556" calcext:value-type="float">
            <text:p>132.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2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2784" calcext:value-type="float">
            <text:p>132.0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8064" calcext:value-type="float">
            <text:p>132.3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6288" calcext:value-type="float">
            <text:p>132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1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6288" calcext:value-type="float">
            <text:p>132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9064" calcext:value-type="float">
            <text:p>132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10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7456" calcext:value-type="float">
            <text:p>132.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612" calcext:value-type="float">
            <text:p>132.7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9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7456" calcext:value-type="float">
            <text:p>132.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8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8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0064" calcext:value-type="float">
            <text:p>133.1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2616" calcext:value-type="float">
            <text:p>132.1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412" calcext:value-type="float">
            <text:p>132.0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5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5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1784" calcext:value-type="float">
            <text:p>131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1784" calcext:value-type="float">
            <text:p>131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4728" calcext:value-type="float">
            <text:p>131.5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5896" calcext:value-type="float">
            <text:p>131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2952" calcext:value-type="float">
            <text:p>131.8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3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028" calcext:value-type="float">
            <text:p>131.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6064" calcext:value-type="float">
            <text:p>131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5728" calcext:value-type="float">
            <text:p>131.9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1176" calcext:value-type="float">
            <text:p>132.0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5392" calcext:value-type="float">
            <text:p>132.2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9504" calcext:value-type="float">
            <text:p>132.4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656" calcext:value-type="float">
            <text:p>132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612" calcext:value-type="float">
            <text:p>132.7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8352" calcext:value-type="float">
            <text:p>133.1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5408" calcext:value-type="float">
            <text:p>133.1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744" calcext:value-type="float">
            <text:p>133.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9352" calcext:value-type="float">
            <text:p>133.4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1688" calcext:value-type="float">
            <text:p>133.9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4632" calcext:value-type="float">
            <text:p>133.8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7576" calcext:value-type="float">
            <text:p>133.7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8912" calcext:value-type="float">
            <text:p>133.7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1856" calcext:value-type="float">
            <text:p>133.7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7744" calcext:value-type="float">
            <text:p>133.5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2024" calcext:value-type="float">
            <text:p>133.5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3632" calcext:value-type="float">
            <text:p>133.4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2464" calcext:value-type="float">
            <text:p>133.2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0296" calcext:value-type="float">
            <text:p>132.6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5352" calcext:value-type="float">
            <text:p>131.9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696" calcext:value-type="float">
            <text:p>131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1072" calcext:value-type="float">
            <text:p>132.0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8128" calcext:value-type="float">
            <text:p>132.0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8232" calcext:value-type="float">
            <text:p>132.1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8064" calcext:value-type="float">
            <text:p>132.3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2616" calcext:value-type="float">
            <text:p>132.1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5392" calcext:value-type="float">
            <text:p>132.2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2176" calcext:value-type="float">
            <text:p>132.4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4952" calcext:value-type="float">
            <text:p>132.5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4784" calcext:value-type="float">
            <text:p>132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6288" calcext:value-type="float">
            <text:p>132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9064" calcext:value-type="float">
            <text:p>132.7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9896" calcext:value-type="float">
            <text:p>133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2064" calcext:value-type="float">
            <text:p>133.8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0456" calcext:value-type="float">
            <text:p>133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0288" calcext:value-type="float">
            <text:p>134.1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7656" calcext:value-type="float">
            <text:p>134.4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0288" calcext:value-type="float">
            <text:p>134.1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6008" calcext:value-type="float">
            <text:p>134.1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3064" calcext:value-type="float">
            <text:p>134.2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8952" calcext:value-type="float">
            <text:p>134.1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6344" calcext:value-type="float">
            <text:p>133.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9288" calcext:value-type="float">
            <text:p>133.7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6784" calcext:value-type="float">
            <text:p>133.5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1064" calcext:value-type="float">
            <text:p>133.4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9896" calcext:value-type="float">
            <text:p>133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9896" calcext:value-type="float">
            <text:p>133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9896" calcext:value-type="float">
            <text:p>133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3232" calcext:value-type="float">
            <text:p>134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5736" calcext:value-type="float">
            <text:p>134.2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3064" calcext:value-type="float">
            <text:p>134.2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9952" calcext:value-type="float">
            <text:p>134.4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5736" calcext:value-type="float">
            <text:p>134.2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44" calcext:value-type="float">
            <text:p>134.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4232" calcext:value-type="float">
            <text:p>134.4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5568" calcext:value-type="float">
            <text:p>134.4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4232" calcext:value-type="float">
            <text:p>134.4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2624" calcext:value-type="float">
            <text:p>134.5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4064" calcext:value-type="float">
            <text:p>134.6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8344" calcext:value-type="float">
            <text:p>134.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6736" calcext:value-type="float">
            <text:p>134.6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7904" calcext:value-type="float">
            <text:p>134.8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6736" calcext:value-type="float">
            <text:p>134.6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968" calcext:value-type="float">
            <text:p>134.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1288" calcext:value-type="float">
            <text:p>134.5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2896" calcext:value-type="float">
            <text:p>134.4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1456" calcext:value-type="float">
            <text:p>134.3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012" calcext:value-type="float">
            <text:p>134.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3232" calcext:value-type="float">
            <text:p>134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2064" calcext:value-type="float">
            <text:p>133.8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9288" calcext:value-type="float">
            <text:p>133.7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5176" calcext:value-type="float">
            <text:p>133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6784" calcext:value-type="float">
            <text:p>133.5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9624" calcext:value-type="float">
            <text:p>133.3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8456" calcext:value-type="float">
            <text:p>133.1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9896" calcext:value-type="float">
            <text:p>133.2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284" calcext:value-type="float">
            <text:p>133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4176" calcext:value-type="float">
            <text:p>133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5784" calcext:value-type="float">
            <text:p>133.1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524" calcext:value-type="float">
            <text:p>133.3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5152" calcext:value-type="float">
            <text:p>134.1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0312" calcext:value-type="float">
            <text:p>133.5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6216" calcext:value-type="float">
            <text:p>134.3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0496" calcext:value-type="float">
            <text:p>134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9744" calcext:value-type="float">
            <text:p>134.3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6736" calcext:value-type="float">
            <text:p>134.6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8408" calcext:value-type="float">
            <text:p>134.3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3088" calcext:value-type="float">
            <text:p>133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9848" calcext:value-type="float">
            <text:p>134.4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6672" calcext:value-type="float">
            <text:p>134.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2624" calcext:value-type="float">
            <text:p>134.5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2624" calcext:value-type="float">
            <text:p>134.5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8344" calcext:value-type="float">
            <text:p>134.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4192" calcext:value-type="float">
            <text:p>134.1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4192" calcext:value-type="float">
            <text:p>134.1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5232" calcext:value-type="float">
            <text:p>134.8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6448" calcext:value-type="float">
            <text:p>133.8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0896" calcext:value-type="float">
            <text:p>133.6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7952" calcext:value-type="float">
            <text:p>133.7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5344" calcext:value-type="float">
            <text:p>133.4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98184" calcext:value-type="float">
            <text:p>133.2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8352" calcext:value-type="float">
            <text:p>133.1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1296" calcext:value-type="float">
            <text:p>133.0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1464" calcext:value-type="float">
            <text:p>132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1696" calcext:value-type="float">
            <text:p>132.4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1592" calcext:value-type="float">
            <text:p>132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8816" calcext:value-type="float">
            <text:p>132.2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176" calcext:value-type="float">
            <text:p>132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7248" calcext:value-type="float">
            <text:p>132.6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8464" calcext:value-type="float">
            <text:p>131.7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2576" calcext:value-type="float">
            <text:p>131.8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124" calcext:value-type="float">
            <text:p>131.8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6792" calcext:value-type="float">
            <text:p>132.0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8296" calcext:value-type="float">
            <text:p>131.9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9632" calcext:value-type="float">
            <text:p>131.9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9336" calcext:value-type="float">
            <text:p>132.6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5056" calcext:value-type="float">
            <text:p>132.6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9336" calcext:value-type="float">
            <text:p>132.6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4888" calcext:value-type="float">
            <text:p>132.8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3552" calcext:value-type="float">
            <text:p>132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9104" calcext:value-type="float">
            <text:p>133.0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4592" calcext:value-type="float">
            <text:p>133.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4944" calcext:value-type="float">
            <text:p>134.0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4592" calcext:value-type="float">
            <text:p>133.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2984" calcext:value-type="float">
            <text:p>133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576" calcext:value-type="float">
            <text:p>133.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28536" calcext:value-type="float">
            <text:p>133.8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8432" calcext:value-type="float">
            <text:p>133.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3048" calcext:value-type="float">
            <text:p>133.3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4552" calcext:value-type="float">
            <text:p>133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4656" calcext:value-type="float">
            <text:p>133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6016" calcext:value-type="float">
            <text:p>132.7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5328" calcext:value-type="float">
            <text:p>132.5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2552" calcext:value-type="float">
            <text:p>132.4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748" calcext:value-type="float">
            <text:p>132.2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6856" calcext:value-type="float">
            <text:p>131.8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7944" calcext:value-type="float">
            <text:p>131.3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0784" calcext:value-type="float">
            <text:p>131.2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4688" calcext:value-type="float">
            <text:p>131.2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8592" calcext:value-type="float">
            <text:p>131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8112" calcext:value-type="float">
            <text:p>131.1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5064" calcext:value-type="float">
            <text:p>131.1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1536" calcext:value-type="float">
            <text:p>131.1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1056" calcext:value-type="float">
            <text:p>131.1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8968" calcext:value-type="float">
            <text:p>131.1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0304" calcext:value-type="float">
            <text:p>131.2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5544" calcext:value-type="float">
            <text:p>131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6024" calcext:value-type="float">
            <text:p>131.2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0992" calcext:value-type="float">
            <text:p>131.3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5104" calcext:value-type="float">
            <text:p>131.5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0072" calcext:value-type="float">
            <text:p>131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2744" calcext:value-type="float">
            <text:p>131.6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3704" calcext:value-type="float">
            <text:p>131.7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9904" calcext:value-type="float">
            <text:p>131.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4872" calcext:value-type="float">
            <text:p>131.9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316" calcext:value-type="float">
            <text:p>131.9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8024" calcext:value-type="float">
            <text:p>132.0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08" calcext:value-type="float">
            <text:p>132.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652" calcext:value-type="float">
            <text:p>132.1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5392" calcext:value-type="float">
            <text:p>132.2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5872" calcext:value-type="float">
            <text:p>132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464" calcext:value-type="float">
            <text:p>132.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9984" calcext:value-type="float">
            <text:p>132.4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0672" calcext:value-type="float">
            <text:p>132.6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61152" calcext:value-type="float">
            <text:p>132.6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2176" calcext:value-type="float">
            <text:p>132.4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608" calcext:value-type="float">
            <text:p>132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44744" calcext:value-type="float">
            <text:p>132.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844" calcext:value-type="float">
            <text:p>132.2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3368" calcext:value-type="float">
            <text:p>132.1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5728" calcext:value-type="float">
            <text:p>131.9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6104" calcext:value-type="float">
            <text:p>131.8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4936" calcext:value-type="float">
            <text:p>131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4728" calcext:value-type="float">
            <text:p>131.5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8696" calcext:value-type="float">
            <text:p>131.2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544" calcext:value-type="float">
            <text:p>131.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828" calcext:value-type="float">
            <text:p>131.0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9616" calcext:value-type="float">
            <text:p>131.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4856" calcext:value-type="float">
            <text:p>131.0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7048" calcext:value-type="float">
            <text:p>131.0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7528" calcext:value-type="float">
            <text:p>131.0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4584" calcext:value-type="float">
            <text:p>131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7736" calcext:value-type="float">
            <text:p>131.2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1744" calcext:value-type="float">
            <text:p>131.3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2224" calcext:value-type="float">
            <text:p>131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35272" calcext:value-type="float">
            <text:p>131.3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5104" calcext:value-type="float">
            <text:p>131.5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88256" calcext:value-type="float">
            <text:p>131.5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5312" calcext:value-type="float">
            <text:p>131.6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0552" calcext:value-type="float">
            <text:p>131.6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5416" calcext:value-type="float">
            <text:p>131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8088" calcext:value-type="float">
            <text:p>131.7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29048" calcext:value-type="float">
            <text:p>131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022" calcext:value-type="float">
            <text:p>131.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2304" calcext:value-type="float">
            <text:p>131.9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27168" calcext:value-type="float">
            <text:p>132.0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7648" calcext:value-type="float">
            <text:p>132.0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7752" calcext:value-type="float">
            <text:p>132.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6144" calcext:value-type="float">
            <text:p>132.2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6248" calcext:value-type="float">
            <text:p>132.2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0944" calcext:value-type="float">
            <text:p>132.5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6664" calcext:value-type="float">
            <text:p>132.5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8584" calcext:value-type="float">
            <text:p>132.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5912" calcext:value-type="float">
            <text:p>132.6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7208" calcext:value-type="float">
            <text:p>132.3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5872" calcext:value-type="float">
            <text:p>132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748" calcext:value-type="float">
            <text:p>132.2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4704" calcext:value-type="float">
            <text:p>132.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4392" calcext:value-type="float">
            <text:p>131.9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3832" calcext:value-type="float">
            <text:p>131.2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5544" calcext:value-type="float">
            <text:p>131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116" calcext:value-type="float">
            <text:p>131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92016" calcext:value-type="float">
            <text:p>131.1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3456" calcext:value-type="float">
            <text:p>131.2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3936" calcext:value-type="float">
            <text:p>131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416" calcext:value-type="float">
            <text:p>131.3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7088" calcext:value-type="float">
            <text:p>131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024" calcext:value-type="float">
            <text:p>131.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2056" calcext:value-type="float">
            <text:p>131.5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9968" calcext:value-type="float">
            <text:p>131.5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5688" calcext:value-type="float">
            <text:p>131.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7608" calcext:value-type="float">
            <text:p>131.7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5144" calcext:value-type="float">
            <text:p>131.8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7816" calcext:value-type="float">
            <text:p>131.8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3536" calcext:value-type="float">
            <text:p>131.9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9256" calcext:value-type="float">
            <text:p>131.9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8024" calcext:value-type="float">
            <text:p>132.0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5184" calcext:value-type="float">
            <text:p>132.1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6624" calcext:value-type="float">
            <text:p>132.2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5872" calcext:value-type="float">
            <text:p>132.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8544" calcext:value-type="float">
            <text:p>132.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3304" calcext:value-type="float">
            <text:p>132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892" calcext:value-type="float">
            <text:p>132.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5496" calcext:value-type="float">
            <text:p>132.3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22824" calcext:value-type="float">
            <text:p>132.3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796" calcext:value-type="float">
            <text:p>132.2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5288" calcext:value-type="float">
            <text:p>132.2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4808" calcext:value-type="float">
            <text:p>132.1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3472" calcext:value-type="float">
            <text:p>132.1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0424" calcext:value-type="float">
            <text:p>132.1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9088" calcext:value-type="float">
            <text:p>132.1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21656" calcext:value-type="float">
            <text:p>132.1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9888" calcext:value-type="float">
            <text:p>130.9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9032" calcext:value-type="float">
            <text:p>130.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208" calcext:value-type="float">
            <text:p>130.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9032" calcext:value-type="float">
            <text:p>130.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7696" calcext:value-type="float">
            <text:p>130.9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8552" calcext:value-type="float">
            <text:p>130.9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636" calcext:value-type="float">
            <text:p>130.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4648" calcext:value-type="float">
            <text:p>130.9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4648" calcext:value-type="float">
            <text:p>130.9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2936" calcext:value-type="float">
            <text:p>130.9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4272" calcext:value-type="float">
            <text:p>130.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6088" calcext:value-type="float">
            <text:p>131.0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2664" calcext:value-type="float">
            <text:p>131.0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1808" calcext:value-type="float">
            <text:p>131.0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1808" calcext:value-type="float">
            <text:p>131.0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0096" calcext:value-type="float">
            <text:p>131.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448" calcext:value-type="float">
            <text:p>131.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972" calcext:value-type="float">
            <text:p>131.1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496" calcext:value-type="float">
            <text:p>131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7152" calcext:value-type="float">
            <text:p>131.1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3248" calcext:value-type="float">
            <text:p>131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9344" calcext:value-type="float">
            <text:p>131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9344" calcext:value-type="float">
            <text:p>131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9344" calcext:value-type="float">
            <text:p>131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3248" calcext:value-type="float">
            <text:p>131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8008" calcext:value-type="float">
            <text:p>131.1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1432" calcext:value-type="float">
            <text:p>131.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568" calcext:value-type="float">
            <text:p>131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9992" calcext:value-type="float">
            <text:p>130.9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732" calcext:value-type="float">
            <text:p>130.9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7592" calcext:value-type="float">
            <text:p>130.8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0264" calcext:value-type="float">
            <text:p>130.8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3688" calcext:value-type="float">
            <text:p>130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1872" calcext:value-type="float">
            <text:p>130.8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0432" calcext:value-type="float">
            <text:p>130.7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0808" calcext:value-type="float">
            <text:p>130.6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7176" calcext:value-type="float">
            <text:p>130.5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3064" calcext:value-type="float">
            <text:p>130.4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6008" calcext:value-type="float">
            <text:p>130.3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92856" calcext:value-type="float">
            <text:p>130.2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0184" calcext:value-type="float">
            <text:p>130.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2752" calcext:value-type="float">
            <text:p>130.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1416" calcext:value-type="float">
            <text:p>130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056" calcext:value-type="float">
            <text:p>130.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3336" calcext:value-type="float">
            <text:p>130.3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1624" calcext:value-type="float">
            <text:p>130.3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0768" calcext:value-type="float">
            <text:p>130.3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772" calcext:value-type="float">
            <text:p>130.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772" calcext:value-type="float">
            <text:p>130.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772" calcext:value-type="float">
            <text:p>130.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976" calcext:value-type="float">
            <text:p>131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2432" calcext:value-type="float">
            <text:p>131.4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7548" calcext:value-type="float">
            <text:p>131.4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9008" calcext:value-type="float">
            <text:p>131.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4352" calcext:value-type="float">
            <text:p>131.5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1408" calcext:value-type="float">
            <text:p>131.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4456" calcext:value-type="float">
            <text:p>131.6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98" calcext:value-type="float">
            <text:p>131.7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3872" calcext:value-type="float">
            <text:p>131.5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4624" calcext:value-type="float">
            <text:p>131.4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5856" calcext:value-type="float">
            <text:p>131.4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1848" calcext:value-type="float">
            <text:p>131.3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9432" calcext:value-type="float">
            <text:p>130.3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7136" calcext:value-type="float">
            <text:p>130.2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1584" calcext:value-type="float">
            <text:p>130.0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6616" calcext:value-type="float">
            <text:p>129.8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2128" calcext:value-type="float">
            <text:p>129.8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8872" calcext:value-type="float">
            <text:p>129.6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6952" calcext:value-type="float">
            <text:p>129.5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38" calcext:value-type="float">
            <text:p>129.4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75408" calcext:value-type="float">
            <text:p>129.3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5576" calcext:value-type="float">
            <text:p>129.1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4512" calcext:value-type="float">
            <text:p>129.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3448" calcext:value-type="float">
            <text:p>128.9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6768" calcext:value-type="float">
            <text:p>128.8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5328" calcext:value-type="float">
            <text:p>128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5704" calcext:value-type="float">
            <text:p>128.6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4368" calcext:value-type="float">
            <text:p>128.6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5224" calcext:value-type="float">
            <text:p>128.6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6936" calcext:value-type="float">
            <text:p>128.6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7792" calcext:value-type="float">
            <text:p>128.6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6832" calcext:value-type="float">
            <text:p>128.5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73784" calcext:value-type="float">
            <text:p>128.5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5976" calcext:value-type="float">
            <text:p>128.5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1216" calcext:value-type="float">
            <text:p>128.6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7664" calcext:value-type="float">
            <text:p>129.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0712" calcext:value-type="float">
            <text:p>129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5952" calcext:value-type="float">
            <text:p>129.1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7288" calcext:value-type="float">
            <text:p>129.1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948" calcext:value-type="float">
            <text:p>129.1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8248" calcext:value-type="float">
            <text:p>129.2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9584" calcext:value-type="float">
            <text:p>129.2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8728" calcext:value-type="float">
            <text:p>129.2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9584" calcext:value-type="float">
            <text:p>129.2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2152" calcext:value-type="float">
            <text:p>129.2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8624" calcext:value-type="float">
            <text:p>129.1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62048" calcext:value-type="float">
            <text:p>129.1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4616" calcext:value-type="float">
            <text:p>129.1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6328" calcext:value-type="float">
            <text:p>129.1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9752" calcext:value-type="float">
            <text:p>129.0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5232" calcext:value-type="float">
            <text:p>129.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66" calcext:value-type="float">
            <text:p>129.0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7832" calcext:value-type="float">
            <text:p>128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3992" calcext:value-type="float">
            <text:p>128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3032" calcext:value-type="float">
            <text:p>128.6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46352" calcext:value-type="float">
            <text:p>128.5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4056" calcext:value-type="float">
            <text:p>128.4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3952" calcext:value-type="float">
            <text:p>128.3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48232" calcext:value-type="float">
            <text:p>128.3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4976" calcext:value-type="float">
            <text:p>128.2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09904" calcext:value-type="float">
            <text:p>128.0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8088" calcext:value-type="float">
            <text:p>127.9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7128" calcext:value-type="float">
            <text:p>127.8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5208" calcext:value-type="float">
            <text:p>127.7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9384" calcext:value-type="float">
            <text:p>127.6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4816" calcext:value-type="float">
            <text:p>126.9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492" calcext:value-type="float">
            <text:p>126.9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4544" calcext:value-type="float">
            <text:p>127.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1808" calcext:value-type="float">
            <text:p>127.2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9696" calcext:value-type="float">
            <text:p>127.8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0824" calcext:value-type="float">
            <text:p>127.7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1096" calcext:value-type="float">
            <text:p>127.6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6984" calcext:value-type="float">
            <text:p>127.5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916" calcext:value-type="float">
            <text:p>126.6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9056" calcext:value-type="float">
            <text:p>126.5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724" calcext:value-type="float">
            <text:p>126.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4192" calcext:value-type="float">
            <text:p>126.5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724" calcext:value-type="float">
            <text:p>126.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724" calcext:value-type="float">
            <text:p>126.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4192" calcext:value-type="float">
            <text:p>126.5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6384" calcext:value-type="float">
            <text:p>126.5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3816" calcext:value-type="float">
            <text:p>126.5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6968" calcext:value-type="float">
            <text:p>126.6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3544" calcext:value-type="float">
            <text:p>126.6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8408" calcext:value-type="float">
            <text:p>126.7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016" calcext:value-type="float">
            <text:p>127.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588" calcext:value-type="float">
            <text:p>127.0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6088" calcext:value-type="float">
            <text:p>127.1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5272" calcext:value-type="float">
            <text:p>127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0512" calcext:value-type="float">
            <text:p>127.5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4896" calcext:value-type="float">
            <text:p>127.5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2328" calcext:value-type="float">
            <text:p>127.5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5376" calcext:value-type="float">
            <text:p>127.5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6608" calcext:value-type="float">
            <text:p>127.5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6128" calcext:value-type="float">
            <text:p>127.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8216" calcext:value-type="float">
            <text:p>127.4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116" calcext:value-type="float">
            <text:p>127.3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7968" calcext:value-type="float">
            <text:p>126.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6952" calcext:value-type="float">
            <text:p>125.7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4656" calcext:value-type="float">
            <text:p>125.6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5888" calcext:value-type="float">
            <text:p>125.5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9688" calcext:value-type="float">
            <text:p>125.5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616" calcext:value-type="float">
            <text:p>125.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1192" calcext:value-type="float">
            <text:p>125.3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3384" calcext:value-type="float">
            <text:p>125.3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8624" calcext:value-type="float">
            <text:p>125.3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26952" calcext:value-type="float">
            <text:p>125.7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2296" calcext:value-type="float">
            <text:p>125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3504" calcext:value-type="float">
            <text:p>126.3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7512" calcext:value-type="float">
            <text:p>126.3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8824" calcext:value-type="float">
            <text:p>126.9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0744" calcext:value-type="float">
            <text:p>127.1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0744" calcext:value-type="float">
            <text:p>127.1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7216" calcext:value-type="float">
            <text:p>127.0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0328" calcext:value-type="float">
            <text:p>126.8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7928" calcext:value-type="float">
            <text:p>126.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7448" calcext:value-type="float">
            <text:p>126.6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248" calcext:value-type="float">
            <text:p>126.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248" calcext:value-type="float">
            <text:p>126.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1624" calcext:value-type="float">
            <text:p>126.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6384" calcext:value-type="float">
            <text:p>126.5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1416" calcext:value-type="float">
            <text:p>126.3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0456" calcext:value-type="float">
            <text:p>126.3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5968" calcext:value-type="float">
            <text:p>126.2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8056" calcext:value-type="float">
            <text:p>126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3192" calcext:value-type="float">
            <text:p>126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004" calcext:value-type="float">
            <text:p>126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6032" calcext:value-type="float">
            <text:p>125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3736" calcext:value-type="float">
            <text:p>125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8496" calcext:value-type="float">
            <text:p>125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0208" calcext:value-type="float">
            <text:p>125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9728" calcext:value-type="float">
            <text:p>125.8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0584" calcext:value-type="float">
            <text:p>125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716" calcext:value-type="float">
            <text:p>125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288" calcext:value-type="float">
            <text:p>125.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2608" calcext:value-type="float">
            <text:p>126.0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3944" calcext:value-type="float">
            <text:p>126.0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6136" calcext:value-type="float">
            <text:p>126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4424" calcext:value-type="float">
            <text:p>126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9768" calcext:value-type="float">
            <text:p>126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768" calcext:value-type="float">
            <text:p>126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2544" calcext:value-type="float">
            <text:p>126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2168" calcext:value-type="float">
            <text:p>126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5484" calcext:value-type="float">
            <text:p>126.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7512" calcext:value-type="float">
            <text:p>126.3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8472" calcext:value-type="float">
            <text:p>126.4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8472" calcext:value-type="float">
            <text:p>126.4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9848" calcext:value-type="float">
            <text:p>126.7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2728" calcext:value-type="float">
            <text:p>126.9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1224" calcext:value-type="float">
            <text:p>127.1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828" calcext:value-type="float">
            <text:p>127.2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4856" calcext:value-type="float">
            <text:p>127.2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1264" calcext:value-type="float">
            <text:p>127.4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5816" calcext:value-type="float">
            <text:p>127.3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2768" calcext:value-type="float">
            <text:p>127.3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972" calcext:value-type="float">
            <text:p>127.2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9456" calcext:value-type="float">
            <text:p>125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0208" calcext:value-type="float">
            <text:p>125.8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3152" calcext:value-type="float">
            <text:p>125.8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2064" calcext:value-type="float">
            <text:p>126.2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1312" calcext:value-type="float">
            <text:p>126.3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2752" calcext:value-type="float">
            <text:p>126.4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1896" calcext:value-type="float">
            <text:p>126.4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0664" calcext:value-type="float">
            <text:p>126.4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9056" calcext:value-type="float">
            <text:p>126.5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8408" calcext:value-type="float">
            <text:p>126.7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2456" calcext:value-type="float">
            <text:p>127.0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3312" calcext:value-type="float">
            <text:p>127.0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1496" calcext:value-type="float">
            <text:p>127.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4128" calcext:value-type="float">
            <text:p>126.7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4944" calcext:value-type="float">
            <text:p>126.4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3776" calcext:value-type="float">
            <text:p>126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4048" calcext:value-type="float">
            <text:p>126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4696" calcext:value-type="float">
            <text:p>125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5344" calcext:value-type="float">
            <text:p>125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1024" calcext:value-type="float">
            <text:p>125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3864" calcext:value-type="float">
            <text:p>125.4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8648" calcext:value-type="float">
            <text:p>124.8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9024" calcext:value-type="float">
            <text:p>124.7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988" calcext:value-type="float">
            <text:p>124.7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2928" calcext:value-type="float">
            <text:p>124.7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5496" calcext:value-type="float">
            <text:p>124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6728" calcext:value-type="float">
            <text:p>124.6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8816" calcext:value-type="float">
            <text:p>124.6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9568" calcext:value-type="float">
            <text:p>124.5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8608" calcext:value-type="float">
            <text:p>124.4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032" calcext:value-type="float">
            <text:p>124.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3744" calcext:value-type="float">
            <text:p>124.4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7168" calcext:value-type="float">
            <text:p>124.4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6688" calcext:value-type="float">
            <text:p>124.3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5352" calcext:value-type="float">
            <text:p>124.3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5352" calcext:value-type="float">
            <text:p>124.3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7544" calcext:value-type="float">
            <text:p>124.3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364" calcext:value-type="float">
            <text:p>124.3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5832" calcext:value-type="float">
            <text:p>124.3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6508" calcext:value-type="float">
            <text:p>124.4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6416" calcext:value-type="float">
            <text:p>124.4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6896" calcext:value-type="float">
            <text:p>124.5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4808" calcext:value-type="float">
            <text:p>124.5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3096" calcext:value-type="float">
            <text:p>124.5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1696" calcext:value-type="float">
            <text:p>124.8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1424" calcext:value-type="float">
            <text:p>124.9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5608" calcext:value-type="float">
            <text:p>127.1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78" calcext:value-type="float">
            <text:p>127.1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4856" calcext:value-type="float">
            <text:p>127.2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5336" calcext:value-type="float">
            <text:p>127.2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3624" calcext:value-type="float">
            <text:p>127.2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3352" calcext:value-type="float">
            <text:p>127.4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9928" calcext:value-type="float">
            <text:p>127.4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0888" calcext:value-type="float">
            <text:p>127.5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9656" calcext:value-type="float">
            <text:p>127.5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7088" calcext:value-type="float">
            <text:p>127.5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304" calcext:value-type="float">
            <text:p>127.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5872" calcext:value-type="float">
            <text:p>120.8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1592" calcext:value-type="float">
            <text:p>120.9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1904" calcext:value-type="float">
            <text:p>121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372" calcext:value-type="float">
            <text:p>121.2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6872" calcext:value-type="float">
            <text:p>121.2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44512" calcext:value-type="float">
            <text:p>121.4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05472" calcext:value-type="float">
            <text:p>121.5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7872" calcext:value-type="float">
            <text:p>121.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2008" calcext:value-type="float">
            <text:p>121.2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2008" calcext:value-type="float">
            <text:p>121.2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4952" calcext:value-type="float">
            <text:p>121.1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18" calcext:value-type="float">
            <text:p>121.0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4744" calcext:value-type="float">
            <text:p>121.0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9904" calcext:value-type="float">
            <text:p>120.3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9904" calcext:value-type="float">
            <text:p>120.3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9904" calcext:value-type="float">
            <text:p>120.3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9904" calcext:value-type="float">
            <text:p>120.3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6856" calcext:value-type="float">
            <text:p>120.3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8568" calcext:value-type="float">
            <text:p>120.3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932" calcext:value-type="float">
            <text:p>120.2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36" calcext:value-type="float">
            <text:p>120.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6064" calcext:value-type="float">
            <text:p>120.1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6064" calcext:value-type="float">
            <text:p>120.1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968" calcext:value-type="float">
            <text:p>120.1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864" calcext:value-type="float">
            <text:p>120.0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1576" calcext:value-type="float">
            <text:p>120.0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1576" calcext:value-type="float">
            <text:p>120.0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8528" calcext:value-type="float">
            <text:p>120.0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3768" calcext:value-type="float">
            <text:p>120.0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4248" calcext:value-type="float">
            <text:p>120.0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6816" calcext:value-type="float">
            <text:p>120.0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8528" calcext:value-type="float">
            <text:p>120.0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0616" calcext:value-type="float">
            <text:p>119.9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8424" calcext:value-type="float">
            <text:p>119.9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1096" calcext:value-type="float">
            <text:p>120.0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1472" calcext:value-type="float">
            <text:p>119.9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0136" calcext:value-type="float">
            <text:p>119.9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356" calcext:value-type="float">
            <text:p>119.9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6984" calcext:value-type="float">
            <text:p>119.8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1224" calcext:value-type="float">
            <text:p>119.5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4448" calcext:value-type="float">
            <text:p>117.8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3008" calcext:value-type="float">
            <text:p>117.7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6184" calcext:value-type="float">
            <text:p>117.2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988" calcext:value-type="float">
            <text:p>117.1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4976" calcext:value-type="float">
            <text:p>116.7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4768" calcext:value-type="float">
            <text:p>116.6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6856" calcext:value-type="float">
            <text:p>116.5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8776" calcext:value-type="float">
            <text:p>116.6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6376" calcext:value-type="float">
            <text:p>116.5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884" calcext:value-type="float">
            <text:p>116.4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21992" calcext:value-type="float">
            <text:p>116.5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8776" calcext:value-type="float">
            <text:p>116.6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4808" calcext:value-type="float">
            <text:p>116.9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34056" calcext:value-type="float">
            <text:p>117.0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1488" calcext:value-type="float">
            <text:p>117.0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7896" calcext:value-type="float">
            <text:p>117.2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3512" calcext:value-type="float">
            <text:p>117.2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6184" calcext:value-type="float">
            <text:p>117.2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3032" calcext:value-type="float">
            <text:p>117.2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7584" calcext:value-type="float">
            <text:p>117.0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9672" calcext:value-type="float">
            <text:p>117.0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2304" calcext:value-type="float">
            <text:p>116.7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7816" calcext:value-type="float">
            <text:p>116.6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4936" calcext:value-type="float">
            <text:p>116.4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264" calcext:value-type="float">
            <text:p>116.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6712" calcext:value-type="float">
            <text:p>116.1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8424" calcext:value-type="float">
            <text:p>116.1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1264" calcext:value-type="float">
            <text:p>116.0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9448" calcext:value-type="float">
            <text:p>115.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6024" calcext:value-type="float">
            <text:p>116.0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0408" calcext:value-type="float">
            <text:p>116.0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26" calcext:value-type="float">
            <text:p>116.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212" calcext:value-type="float">
            <text:p>116.0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0304" calcext:value-type="float">
            <text:p>115.9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2392" calcext:value-type="float">
            <text:p>115.9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1536" calcext:value-type="float">
            <text:p>115.9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8592" calcext:value-type="float">
            <text:p>115.9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6712" calcext:value-type="float">
            <text:p>116.1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5" calcext:value-type="float">
            <text:p>116.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6816" calcext:value-type="float">
            <text:p>116.2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1784" calcext:value-type="float">
            <text:p>116.3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9528" calcext:value-type="float">
            <text:p>116.6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4496" calcext:value-type="float">
            <text:p>116.7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7168" calcext:value-type="float">
            <text:p>116.7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9568" calcext:value-type="float">
            <text:p>116.9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12136" calcext:value-type="float">
            <text:p>116.9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6048" calcext:value-type="float">
            <text:p>115.4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4608" calcext:value-type="float">
            <text:p>115.3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06" calcext:value-type="float">
            <text:p>115.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5904" calcext:value-type="float">
            <text:p>115.0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8472" calcext:value-type="float">
            <text:p>115.0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1416" calcext:value-type="float">
            <text:p>114.9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9496" calcext:value-type="float">
            <text:p>114.8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484" calcext:value-type="float">
            <text:p>114.9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4464" calcext:value-type="float">
            <text:p>114.9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3448" calcext:value-type="float">
            <text:p>113.6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2112" calcext:value-type="float">
            <text:p>113.6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7624" calcext:value-type="float">
            <text:p>113.5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2176" calcext:value-type="float">
            <text:p>113.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1696" calcext:value-type="float">
            <text:p>113.39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9024" calcext:value-type="float">
            <text:p>113.3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5976" calcext:value-type="float">
            <text:p>113.3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5016" calcext:value-type="float">
            <text:p>113.2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3304" calcext:value-type="float">
            <text:p>113.3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0464" calcext:value-type="float">
            <text:p>113.4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4472" calcext:value-type="float">
            <text:p>113.5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95328" calcext:value-type="float">
            <text:p>113.4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6664" calcext:value-type="float">
            <text:p>113.5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104" calcext:value-type="float">
            <text:p>113.6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6976" calcext:value-type="float">
            <text:p>113.7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7704" calcext:value-type="float">
            <text:p>114.2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6952" calcext:value-type="float">
            <text:p>114.2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8288" calcext:value-type="float">
            <text:p>114.3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1712" calcext:value-type="float">
            <text:p>114.2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7976" calcext:value-type="float">
            <text:p>114.1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5784" calcext:value-type="float">
            <text:p>114.0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7872" calcext:value-type="float">
            <text:p>114.0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8896" calcext:value-type="float">
            <text:p>113.8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9128" calcext:value-type="float">
            <text:p>113.4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7036" calcext:value-type="float">
            <text:p>113.3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3888" calcext:value-type="float">
            <text:p>113.4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34368" calcext:value-type="float">
            <text:p>113.4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1048" calcext:value-type="float">
            <text:p>113.5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8648" calcext:value-type="float">
            <text:p>113.3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2968" calcext:value-type="float">
            <text:p>113.6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0564" calcext:value-type="float">
            <text:p>113.7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612" calcext:value-type="float">
            <text:p>113.7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9208" calcext:value-type="float">
            <text:p>114.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092" calcext:value-type="float">
            <text:p>114.0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6368" calcext:value-type="float">
            <text:p>114.1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1192" calcext:value-type="float">
            <text:p>113.9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5808" calcext:value-type="float">
            <text:p>113.5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8168" calcext:value-type="float">
            <text:p>113.3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3952" calcext:value-type="float">
            <text:p>113.1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1464" calcext:value-type="float">
            <text:p>113.8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0907</text:p>
          </table:table-cell>
          <table:table-cell office:value-type="string" calcext:value-type="string">
            <text:p>Smith recorder</text:p>
          </table:table-cell>
          <table:table-cell office:value-type="string" calcext:value-type="string">
            <text:p>197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06" meta:object-count="0"/>
    <meta:user-defined meta:name="AppVersion">3.0</meta:user-defined>
  </office:meta>
</office:document-meta>
</file>